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7.2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>
      <style:text-properties fo:font-size="14pt" style:font-name-asian="標楷體"/>
    </style:style>
    <style:style style:name="ce4" style:family="table-cell" style:parent-style-name="Default">
      <style:text-properties fo:font-size="14pt" style:font-name-asian="Arial"/>
    </style:style>
    <style:style style:name="ce5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6" style:family="table-cell" style:parent-style-name="Default" style:data-style-name="N36">
      <style:text-properties fo:font-size="14pt" style:font-name-asian="Arial"/>
    </style:style>
    <style:style style:name="ce7" style:family="table-cell" style:parent-style-name="Default" style:data-style-name="N36"/>
    <style:style style:name="ce8" style:family="table-cell" style:parent-style-name="Default">
      <style:text-properties fo:font-size="14pt" style:font-name-asian="標楷體" style:font-size-asian="12p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目前身體數值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身高</text:p>
          </table:table-cell>
          <table:table-cell office:value-type="float" office:value="183">
            <text:p>183</text:p>
          </table:table-cell>
        </table:table-row>
      </table:table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2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50~7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3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3">
          <table:table-cell table:number-columns-repeated="255"/>
        </table:table-row>
        <table:table-row table:style-name="ro3">
          <table:table-cell office:value-type="string">
            <text:p>鉀</text:p>
          </table:table-cell>
          <table:table-cell office:value-type="string">
            <text:p>2000mg/day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收縮壓</text:p>
          </table:table-cell>
          <table:table-cell table:style-name="ce4" table:formula="of:=AVERAGE([基礎健康紀錄表.B2:基礎健康紀錄表.B23])" office:value-type="float" office:value="133.090909090909">
            <text:p>133.09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舒張壓</text:p>
          </table:table-cell>
          <table:table-cell table:style-name="ce4" table:formula="of:=AVERAGE([基礎健康紀錄表.C2:基礎健康紀錄表.C23])" office:value-type="float" office:value="73.0909090909091">
            <text:p>73.09</text:p>
          </table:table-cell>
          <table:table-cell table:number-columns-repeated="253"/>
        </table:table-row>
        <table:table-row table:style-name="ro3">
          <table:table-cell table:style-name="ce3" office:value-type="string">
            <text:p>平均心跳</text:p>
          </table:table-cell>
          <table:table-cell table:style-name="ce4" table:formula="of:=AVERAGE([基礎健康紀錄表.D2:基礎健康紀錄表.D23])" office:value-type="float" office:value="74.7272727272727">
            <text:p>74.73</text:p>
          </table:table-cell>
          <table:table-cell table:number-columns-repeated="253"/>
        </table:table-row>
        <table:table-row table:style-name="ro3" table:number-rows-repeated="65527">
          <table:table-cell table:number-columns-repeated="255"/>
        </table:table-row>
        <table:table-row table:style-name="ro3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7"/>
        <table:table-column table:style-name="co1" table:number-columns-repeated="7" table:default-cell-style-name="Default"/>
        <table:table-column table:style-name="co3" table:default-cell-style-name="ce8"/>
        <table:table-column table:style-name="co1" table:number-columns-repeated="248" table:default-cell-style-name="Default"/>
        <table:table-row table:style-name="ro2">
          <table:table-cell table:style-name="ce5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血壓差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/>
          <table:table-cell table:style-name="ce1" table:number-columns-repeated="248"/>
        </table:table-row>
        <table:table-row table:style-name="ro3">
          <table:table-cell table:style-name="ce6" office:value-type="date" office:date-value="2010-08-23">
            <text:p>2010/8/23</text:p>
          </table:table-cell>
          <table:table-cell table:style-name="ce4" office:value-type="float" office:value="135">
            <text:p>135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5">
            <text:p>85</text:p>
          </table:table-cell>
          <table:table-cell table:style-name="ce4" table:formula="of:=[.B2]-[.C2]" office:value-type="float" office:value="50">
            <text:p>50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85">
            <text:p>85</text:p>
          </table:table-cell>
          <table:table-cell table:style-name="ce4" table:formula="of:=[.G2]/([目前身體數值.$B$1]/100)^2" office:value-type="float" office:value="25.3814685419093">
            <text:p>25.3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02">
            <text:p>2010/9/2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5">
            <text:p>75</text:p>
          </table:table-cell>
          <table:table-cell table:style-name="ce4" table:formula="of:=[.B3]-[.C3]" office:value-type="float" office:value="55">
            <text:p>55</text:p>
          </table:table-cell>
          <table:table-cell/>
          <table:table-cell table:style-name="ce4" office:value-type="float" office:value="86">
            <text:p>86</text:p>
          </table:table-cell>
          <table:table-cell table:style-name="ce4" table:formula="of:=[.G3]/([目前身體數值.$B$1]/100)^2" office:value-type="float" office:value="25.680074054167">
            <text:p>25.68</text:p>
          </table:table-cell>
          <table:table-cell office:value-type="string">
            <text:p>走動式服務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14">
            <text:p>2010/9/1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76">
            <text:p>76</text:p>
          </table:table-cell>
          <table:table-cell table:style-name="ce4" table:formula="of:=[.B4]-[.C4]" office:value-type="float" office:value="66">
            <text:p>6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4]/([目前身體數值.$B$1]/100)^2" office:value-type="float" office:value="25.9786795664248">
            <text:p>25.9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16">
            <text:p>2010/9/16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7">
            <text:p>77</text:p>
          </table:table-cell>
          <table:table-cell table:style-name="ce4" table:formula="of:=[.B5]-[.C5]" office:value-type="float" office:value="60">
            <text:p>60</text:p>
          </table:table-cell>
          <table:table-cell table:style-name="ce4"/>
          <table:table-cell table:style-name="ce4" office:value-type="float" office:value="84">
            <text:p>84</text:p>
          </table:table-cell>
          <table:table-cell table:style-name="ce4" table:formula="of:=[.G5]/([目前身體數值.$B$1]/100)^2" office:value-type="float" office:value="25.0828630296515">
            <text:p>25.08</text:p>
          </table:table-cell>
          <table:table-cell office:value-type="string">
            <text:p>走下樓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6]-[.C6]" office:value-type="float" office:value="96">
            <text:p>96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6]/([目前身體數值.$B$1]/100)^2" office:value-type="float" office:value="26.2772850786825">
            <text:p>26.28</text:p>
          </table:table-cell>
          <table:table-cell office:value-type="string">
            <text:p>心理不平時</text:p>
          </table:table-cell>
          <table:table-cell table:style-name="ce4" office:value-type="string">
            <text:p>心平氣和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09-23">
            <text:p>2010/9/23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84">
            <text:p>84</text:p>
          </table:table-cell>
          <table:table-cell table:style-name="ce4" table:formula="of:=[.B7]-[.C7]" office:value-type="float" office:value="74">
            <text:p>7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7]/([目前身體數值.$B$1]/100)^2" office:value-type="float" office:value="26.2772850786825">
            <text:p>26.28</text:p>
          </table:table-cell>
          <table:table-cell office:value-type="string">
            <text:p>解決事情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4">
            <text:p>2010/9/24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82">
            <text:p>82</text:p>
          </table:table-cell>
          <table:table-cell table:style-name="ce4" table:formula="of:=[.B8]-[.C8]" office:value-type="float" office:value="65">
            <text:p>6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8]/([目前身體數值.$B$1]/100)^2" office:value-type="float" office:value="26.5758905909403">
            <text:p>26.58</text:p>
          </table:table-cell>
          <table:table-cell office:value-type="string">
            <text:p>網路申報掛掉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09-27">
            <text:p>2010/9/27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63">
            <text:p>63</text:p>
          </table:table-cell>
          <table:table-cell table:style-name="ce4" table:formula="of:=[.B9]-[.C9]" office:value-type="float" office:value="54">
            <text:p>54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9]/([目前身體數值.$B$1]/100)^2" office:value-type="float" office:value="26.2772850786825">
            <text:p>26.2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09-28">
            <text:p>2010/9/28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8">
            <text:p>68</text:p>
          </table:table-cell>
          <table:table-cell table:style-name="ce4" table:formula="of:=[.B10]-[.C10]" office:value-type="float" office:value="68">
            <text:p>68</text:p>
          </table:table-cell>
          <table:table-cell table:style-name="ce4"/>
          <table:table-cell table:style-name="ce4" office:value-type="float" office:value="88">
            <text:p>88</text:p>
          </table:table-cell>
          <table:table-cell table:style-name="ce4" table:formula="of:=[.G10]/([目前身體數值.$B$1]/100)^2" office:value-type="float" office:value="26.2772850786825">
            <text:p>26.28</text:p>
          </table:table-cell>
          <table:table-cell office:value-type="string">
            <text:p>昨晚第一次推銷，睡不好。</text:p>
          </table:table-cell>
          <table:table-cell table:style-name="ce4" table:number-columns-repeated="248"/>
        </table:table-row>
        <table:table-row table:style-name="ro4">
          <table:table-cell table:style-name="ce6" office:value-type="date" office:date-value="2010-09-29">
            <text:p>2010/9/2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77">
            <text:p>77</text:p>
          </table:table-cell>
          <table:table-cell table:style-name="ce4" table:formula="of:=[.B11]-[.C11]" office:value-type="float" office:value="63">
            <text:p>63</text:p>
          </table:table-cell>
          <table:table-cell table:style-name="ce4"/>
          <table:table-cell table:style-name="ce4" office:value-type="float" office:value="86">
            <text:p>86</text:p>
          </table:table-cell>
          <table:table-cell table:style-name="ce4" table:formula="of:=[.G11]/([目前身體數值.$B$1]/100)^2" office:value-type="float" office:value="25.680074054167">
            <text:p>25.68</text:p>
          </table:table-cell>
          <table:table-cell office:value-type="string">
            <text:p>睡得不錯，有吃香蕉</text:p>
          </table:table-cell>
          <table:table-cell table:style-name="ce4" office:value-type="string">
            <text:p>香蕉2根作早餐是不錯的習慣，柚子也是高鉀食物</text:p>
          </table:table-cell>
          <table:table-cell table:style-name="ce4" table:number-columns-repeated="247"/>
        </table:table-row>
        <table:table-row table:style-name="ro3">
          <table:table-cell table:style-name="ce6" office:value-type="date" office:date-value="2010-10-13">
            <text:p>2010/10/13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75">
            <text:p>75</text:p>
          </table:table-cell>
          <table:table-cell table:style-name="ce4" table:formula="of:=[.B12]-[.C12]" office:value-type="float" office:value="43">
            <text:p>43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0-26">
            <text:p>2010/10/26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7">
            <text:p>77</text:p>
          </table:table-cell>
          <table:table-cell table:style-name="ce4" table:formula="of:=[.B13]-[.C13]" office:value-type="float" office:value="55">
            <text:p>55</text:p>
          </table:table-cell>
          <table:table-cell table:style-name="ce4"/>
          <table:table-cell table:style-name="ce4" office:value-type="float" office:value="89">
            <text:p>89</text:p>
          </table:table-cell>
          <table:table-cell table:style-name="ce4" table:formula="of:=[.G13]/([目前身體數值.$B$1]/100)^2" office:value-type="float" office:value="26.5758905909403">
            <text:p>26.5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3">
            <text:p>2010/11/3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3">
            <text:p>73</text:p>
          </table:table-cell>
          <table:table-cell table:style-name="ce4" table:formula="of:=[.B14]-[.C14]" office:value-type="float" office:value="50">
            <text:p>50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4">
            <text:p>2010/11/4</text:p>
          </table:table-cell>
          <table:table-cell table:style-name="ce4" office:value-type="float" office:value="136">
            <text:p>136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3">
            <text:p>83</text:p>
          </table:table-cell>
          <table:table-cell table:style-name="ce4" table:formula="of:=[.B15]-[.C15]" office:value-type="float" office:value="62">
            <text:p>62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4">
            <text:p>74</text:p>
          </table:table-cell>
          <table:table-cell table:style-name="ce4" table:formula="of:=[.B16]-[.C16]" office:value-type="float" office:value="63">
            <text:p>63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5">
            <text:p>2010/11/5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5">
            <text:p>75</text:p>
          </table:table-cell>
          <table:table-cell table:style-name="ce4" table:formula="of:=[.B17]-[.C17]" office:value-type="float" office:value="52">
            <text:p>52</text:p>
          </table:table-cell>
          <table:table-cell table:style-name="ce4"/>
          <table:table-cell table:number-columns-repeated="2"/>
          <table:table-cell table:style-name="Default"/>
          <table:table-cell/>
          <table:table-cell table:style-name="ce4" table:number-columns-repeated="247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64">
            <text:p>64</text:p>
          </table:table-cell>
          <table:table-cell table:style-name="ce4" table:formula="of:=[.B18]-[.C18]" office:value-type="float" office:value="53">
            <text:p>53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8]/([目前身體數值.$B$1]/100)^2" office:value-type="float" office:value="25.3814685419093">
            <text:p>25.3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08">
            <text:p>2010/11/8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63">
            <text:p>63</text:p>
          </table:table-cell>
          <table:table-cell table:style-name="ce4" table:formula="of:=[.B19]-[.C19]" office:value-type="float" office:value="52">
            <text:p>52</text:p>
          </table:table-cell>
          <table:table-cell table:style-name="ce4"/>
          <table:table-cell table:style-name="ce4" office:value-type="float" office:value="85">
            <text:p>85</text:p>
          </table:table-cell>
          <table:table-cell table:style-name="ce4" table:formula="of:=[.G19]/([目前身體數值.$B$1]/100)^2" office:value-type="float" office:value="25.3814685419093">
            <text:p>25.38</text:p>
          </table:table-cell>
          <table:table-cell office:value-type="string">
            <text:p>局長下來要出門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0-11-09">
            <text:p>2010/11/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7">
            <text:p>77</text:p>
          </table:table-cell>
          <table:table-cell table:style-name="ce4" table:formula="of:=[.B20]-[.C20]" office:value-type="float" office:value="63">
            <text:p>63</text:p>
          </table:table-cell>
          <table:table-cell table:style-name="ce4" table:number-columns-repeated="3"/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0-11-16">
            <text:p>2010/11/16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74">
            <text:p>74</text:p>
          </table:table-cell>
          <table:table-cell table:style-name="ce4" table:formula="of:=[.B21]-[.C21]" office:value-type="float" office:value="76">
            <text:p>76</text:p>
          </table:table-cell>
          <table:table-cell table:style-name="ce4"/>
          <table:table-cell table:style-name="ce4" office:value-type="float" office:value="87">
            <text:p>87</text:p>
          </table:table-cell>
          <table:table-cell table:style-name="ce4" table:formula="of:=[.G21]/([目前身體數值.$B$1]/100)^2" office:value-type="float" office:value="25.9786795664248">
            <text:p>25.98</text:p>
          </table:table-cell>
          <table:table-cell/>
          <table:table-cell table:style-name="ce4" table:number-columns-repeated="248"/>
        </table:table-row>
        <table:table-row table:style-name="ro3">
          <table:table-cell table:style-name="ce6" office:value-type="date" office:date-value="2011-04-06">
            <text:p>2011/4/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66">
            <text:p>66</text:p>
          </table:table-cell>
          <table:table-cell table:style-name="ce4" table:formula="of:=[.B22]-[.C22]" office:value-type="float" office:value="46">
            <text:p>46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2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6">
            <text:p>2011/4/26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2">
            <text:p>72</text:p>
          </table:table-cell>
          <table:table-cell table:style-name="ce4" table:formula="of:=[.B23]-[.C23]" office:value-type="float" office:value="54">
            <text:p>54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3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4-27">
            <text:p>2011/4/27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2">
            <text:p>72</text:p>
          </table:table-cell>
          <table:table-cell table:style-name="ce4" table:formula="of:=[.B24]-[.C24]" office:value-type="float" office:value="45">
            <text:p>45</text:p>
          </table:table-cell>
          <table:table-cell table:style-name="ce4"/>
          <table:table-cell table:style-name="ce4" office:value-type="float" office:value="81">
            <text:p>81</text:p>
          </table:table-cell>
          <table:table-cell table:style-name="ce4" table:formula="of:=[.G24]/([目前身體數值.$B$1]/100)^2" office:value-type="float" office:value="24.1870464928783">
            <text:p>24.19</text:p>
          </table:table-cell>
          <table:table-cell office:value-type="string">
            <text:p>吃了很多嘉寶果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4">
            <text:p>2011/5/4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65">
            <text:p>65</text:p>
          </table:table-cell>
          <table:table-cell table:style-name="ce4" table:formula="of:=[.B25]-[.C25]" office:value-type="float" office:value="57">
            <text:p>57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5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4">
            <text:p>2011/5/4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5">
            <text:p>65</text:p>
          </table:table-cell>
          <table:table-cell table:style-name="ce4" table:formula="of:=[.B26]-[.C26]" office:value-type="float" office:value="49">
            <text:p>49</text:p>
          </table:table-cell>
          <table:table-cell table:style-name="ce4"/>
          <table:table-cell table:style-name="ce4" office:value-type="float" office:value="83">
            <text:p>83</text:p>
          </table:table-cell>
          <table:table-cell table:style-name="ce4" table:formula="of:=[.G26]/([目前身體數值.$B$1]/100)^2" office:value-type="float" office:value="24.7842575173938">
            <text:p>24.78</text:p>
          </table:table-cell>
          <table:table-cell office:value-type="string">
            <text:p>門諾復健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06">
            <text:p>2011/5/6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74">
            <text:p>74</text:p>
          </table:table-cell>
          <table:table-cell table:style-name="ce4" table:formula="of:=[.B27]-[.C27]" office:value-type="float" office:value="58">
            <text:p>58</text:p>
          </table:table-cell>
          <table:table-cell table:style-name="ce4" office:value-type="float" office:value="88.9">
            <text:p>88.9</text:p>
          </table:table-cell>
          <table:table-cell table:style-name="ce4" office:value-type="float" office:value="83">
            <text:p>83</text:p>
          </table:table-cell>
          <table:table-cell table:style-name="ce4" table:formula="of:=[.G27]/([目前身體數值.$B$1]/100)^2" office:value-type="float" office:value="24.7842575173938">
            <text:p>24.78</text:p>
          </table:table-cell>
          <table:table-cell office:value-type="string">
            <text:p>中午吃完飯在稅處量</text:p>
          </table:table-cell>
          <table:table-cell table:style-name="ce4" table:number-columns-repeated="248"/>
        </table:table-row>
        <table:table-row table:style-name="ro3">
          <table:table-cell table:style-name="ce6" office:value-type="date" office:date-value="2011-05-20">
            <text:p>2011/5/20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2">
            <text:p>72</text:p>
          </table:table-cell>
          <table:table-cell table:style-name="ce4" table:formula="of:=[.B28]-[.C28]" office:value-type="float" office:value="41">
            <text:p>41</text:p>
          </table:table-cell>
          <table:table-cell table:style-name="ce4" table:number-columns-repeated="3"/>
          <table:table-cell office:value-type="string">
            <text:p>門諾復健，量血壓採舒服的資勢 <text:s text:c="28"/></text:p>
          </table:table-cell>
          <table:table-cell table:style-name="ce4" table:number-columns-repeated="248"/>
        </table:table-row>
        <table:table-row table:style-name="ro5" table:number-rows-repeated="31">
          <table:table-cell table:style-name="ce6"/>
          <table:table-cell table:style-name="ce4" table:number-columns-repeated="7"/>
          <table:table-cell/>
          <table:table-cell table:style-name="ce4" table:number-columns-repeated="248"/>
        </table:table-row>
        <table:table-row table:style-name="ro5" table:number-rows-repeated="65476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圖表" table:style-name="ta1" table:print="false">
        <table:table-column table:style-name="co1" table:default-cell-style-name="Default"/>
        <table:table-row table:style-name="ro1">
          <table:table-cell>
            <draw:frame table:end-cell-address="圖表.I18" table:end-x="1.456cm" table:end-y="0.171cm" draw:z-index="0" draw:style-name="gr1" svg:width="18.992cm" svg:height="7.45cm" svg:x="0.529cm" svg:y="0.398cm">
              <draw:object draw:notify-on-update-of-ranges="基礎健康紀錄表.A2:基礎健康紀錄表.A2 基礎健康紀錄表.B1:基礎健康紀錄表.B1 基礎健康紀錄表.B2:基礎健康紀錄表.B17 基礎健康紀錄表.C1:基礎健康紀錄表.C1 基礎健康紀錄表.C2:基礎健康紀錄表.C17 基礎健康紀錄表.D1:基礎健康紀錄表.D1 基礎健康紀錄表.D2:基礎健康紀錄表.D17 基礎健康紀錄表.E1:基礎健康紀錄表.E1 基礎健康紀錄表.E2:基礎健康紀錄表.E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2011/05/25</text:date>, <text:time>09:43:31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8-24T13:59:51</meta:creation-date>
    <dc:date>2011-05-25T09:43:31.44</dc:date>
    <dc:language>en-US</dc:language>
    <meta:editing-cycles>34</meta:editing-cycles>
    <meta:editing-duration>PT08H21M57S</meta:editing-duration>
    <dc:creator>張簡稜剛 </dc:creator>
    <meta:document-statistic meta:table-count="4" meta:cell-count="22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3cm" svg:height="7.451cm" xlink:href=".." chart:class="chart:line" chart:column-mapping="0 1 2" chart:style-name="ch1">
        <chart:legend chart:legend-position="end" svg:x="17.091cm" svg:y="2.829cm" chart:style-name="ch2"/>
        <chart:plot-area chart:style-name="ch3" table:cell-range-address="基礎健康紀錄表.A1:基礎健康紀錄表.A2 基礎健康紀錄表.B1:基礎健康紀錄表.E17" chart:data-source-has-labels="both" svg:x="0.379cm" svg:y="0.149cm" svg:width="16.334cm" svg:height="7.004cm">
          <chart:axis chart:dimension="x" chart:name="primary-x" chart:style-name="ch4">
            <chart:categories table:cell-range-address="基礎健康紀錄表.A2:基礎健康紀錄表.A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基礎健康紀錄表.B2:基礎健康紀錄表.B17" chart:label-cell-address="基礎健康紀錄表.B1:基礎健康紀錄表.B1" chart:class="chart:line">
            <chart:data-point chart:repeated="16"/>
          </chart:series>
          <chart:series chart:style-name="ch7" chart:values-cell-range-address="基礎健康紀錄表.C2:基礎健康紀錄表.C17" chart:label-cell-address="基礎健康紀錄表.C1:基礎健康紀錄表.C1" chart:class="chart:line">
            <chart:data-point chart:repeated="16"/>
          </chart:series>
          <chart:series chart:style-name="ch8" chart:values-cell-range-address="基礎健康紀錄表.D2:基礎健康紀錄表.D17" chart:label-cell-address="基礎健康紀錄表.D1:基礎健康紀錄表.D1" chart:class="chart:line">
            <chart:data-point chart:repeated="16"/>
          </chart:series>
          <chart:series chart:style-name="ch9" chart:values-cell-range-address="基礎健康紀錄表.E2:基礎健康紀錄表.E17" chart:label-cell-address="基礎健康紀錄表.E1:基礎健康紀錄表.E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基礎健康紀錄表.B1:基礎健康紀錄表.B1">收縮壓</text:p>
              </table:table-cell>
              <table:table-cell office:value-type="string">
                <text:p text:id="基礎健康紀錄表.C1:基礎健康紀錄表.C1">舒張壓</text:p>
              </table:table-cell>
              <table:table-cell office:value-type="string">
                <text:p text:id="基礎健康紀錄表.D1:基礎健康紀錄表.D1">心跳</text:p>
              </table:table-cell>
              <table:table-cell office:value-type="string">
                <text:p text:id="基礎健康紀錄表.E1:基礎健康紀錄表.E1">血壓差</text:p>
              </table:table-cell>
            </table:table-row>
          </table:table-header-rows>
          <table:table-rows>
            <table:table-row>
              <table:table-cell office:value-type="string">
                <text:p text:id="基礎健康紀錄表.A2:基礎健康紀錄表.A2">2010/8/23</text:p>
              </table:table-cell>
              <table:table-cell office:value-type="float" office:value="135">
                <text:p text:id="基礎健康紀錄表.B2:基礎健康紀錄表.B17">135</text:p>
              </table:table-cell>
              <table:table-cell office:value-type="float" office:value="85">
                <text:p text:id="基礎健康紀錄表.C2:基礎健康紀錄表.C17">85</text:p>
              </table:table-cell>
              <table:table-cell office:value-type="float" office:value="85">
                <text:p text:id="基礎健康紀錄表.D2:基礎健康紀錄表.D17">85</text:p>
              </table:table-cell>
              <table:table-cell office:value-type="float" office:value="50">
                <text:p text:id="基礎健康紀錄表.E2:基礎健康紀錄表.E17">50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67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79">
                <text:p>7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83">
                <text:p>83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73">
                <text:p>73</text:p>
              </table:table-cell>
              <table:table-cell office:value-type="float" office:value="75">
                <text:p>75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